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 Requirements</text:p>
      <text:p text:style-name="P1"><text:span text:style-name="T1"/></text:p>
      <text:p text:style-name="P1">Information</text:p>
      <text:p text:style-name="P1"><text:span text:style-name="T1"/></text:p>
      <text:p text:style-name="P1"><text:span text:style-name="T1">-Stores players information</text:span></text:p>
      <text:p text:style-name="P1"><text:span text:style-name="T1"><text:tab/>-stores it's current map</text:span></text:p>
      <text:p text:style-name="P1"><text:span text:style-name="T1"><text:tab/>-stores it's frame parameters (x and y) </text:span></text:p>
      <text:p text:style-name="P1"><text:span text:style-name="T1"/></text:p>
      <text:p text:style-name="P1"><text:span text:style-name="T1">-Stores unit type information</text:span></text:p>
      <text:p text:style-name="P1"><text:span text:style-name="T1"><text:tab/>-attack</text:span></text:p>
      <text:p text:style-name="P1"><text:span text:style-name="T1"><text:tab/>-defence</text:span></text:p>
      <text:p text:style-name="P1"><text:span text:style-name="T1"><text:tab/>-armour </text:span></text:p>
      <text:p text:style-name="P1"><text:span text:style-name="T1"><text:tab/>-speed</text:span></text:p>
      <text:p text:style-name="P1"><text:span text:style-name="T1"><text:tab/>-max health</text:span></text:p>
      <text:p text:style-name="P1"><text:span text:style-name="T1"/></text:p>
      <text:p text:style-name="P1"><text:span text:style-name="T1">-Stores building type information</text:span></text:p>
      <text:p text:style-name="P1"><text:span text:style-name="T1"><text:tab/>-max hit points</text:span></text:p>
      <text:p text:style-name="P1"><text:span text:style-name="T1"><text:tab/>-units it can build </text:span></text:p>
      <text:p text:style-name="P1"><text:span text:style-name="T1"><text:tab/>-attack for towers and etc...</text:span></text:p>
      <text:p text:style-name="P1"><text:span text:style-name="T1"><text:tab/></text:span></text:p>
      <text:p text:style-name="P1"><text:span text:style-name="T1">-Stores map information </text:span></text:p>
      <text:p text:style-name="P1"><text:span text:style-name="T1"><text:tab/>-features such as trees</text:span></text:p>
      <text:p text:style-name="P1"><text:span text:style-name="T1"><text:tab/>-position of royal palace </text:span></text:p>
      <text:p text:style-name="P1"><text:span text:style-name="T1"><text:tab/>-size </text:span></text:p>
      <text:p text:style-name="P1"><text:span text:style-name="T1"/></text:p>
      <text:p text:style-name="P1"><text:span text:style-name="T1">-Stores units information</text:span></text:p>
      <text:p text:style-name="P1"><text:span text:style-name="T1"><text:tab/>-position</text:span></text:p>
      <text:p text:style-name="P1"><text:span text:style-name="T1"><text:tab/><text:tab/>-map</text:span></text:p>
      <text:p text:style-name="P1"><text:span text:style-name="T1"><text:tab/>-unit type</text:span></text:p>
      <text:p text:style-name="P1"><text:span text:style-name="T1"><text:tab/>-health </text:span></text:p>
      <text:p text:style-name="P1"><text:span text:style-name="T1"><text:tab/>-path to follow </text:span></text:p>
      <text:p text:style-name="P1"><text:span text:style-name="T1"/></text:p>
      <text:p text:style-name="P1"><text:span text:style-name="T1">-Stores building information</text:span></text:p>
      <text:p text:style-name="P1"><text:span text:style-name="T1"><text:tab/>-position</text:span></text:p>
      <text:p text:style-name="P1"><text:span text:style-name="T1"><text:tab/><text:tab/>-map</text:span></text:p>
      <text:p text:style-name="P1"><text:span text:style-name="T1"><text:tab/>-building type</text:span></text:p>
      <text:p text:style-name="P1"><text:span text:style-name="T1"><text:tab/>-health</text:span></text:p>
      <text:p text:style-name="P1"><text:span text:style-name="T1"><text:tab/>-unit queue </text:span></text:p>
      <text:p text:style-name="P1"><text:span text:style-name="T1"/></text:p>
      <text:p text:style-name="P1">Commands </text:p>
      <text:p text:style-name="P1"><text:span text:style-name="T1"/></text:p>
      <text:p text:style-name="P1"><text:span text:style-name="T1">-move unit</text:span></text:p>
      <text:p text:style-name="P1"><text:span text:style-name="T1">-place unit in building</text:span></text:p>
      <text:p text:style-name="P1"><text:span text:style-name="T1">-place unit in boat </text:span></text:p>
      <text:p text:style-name="P1"><text:span text:style-name="T1">-set way points </text:span></text:p>
      <text:p text:style-name="P1"><text:span text:style-name="T1">-unit attack other unit</text:span></text:p>
      <text:p text:style-name="P1"><text:span text:style-name="T1">-unit attack building </text:span></text:p>
      <text:p text:style-name="P1"><text:span text:style-name="T1"/></text:p>
      <text:p text:style-name="P1"><text:span text:style-name="T1">-start building building </text:span></text:p>
      <text:p text:style-name="P1"><text:span text:style-name="T1">-add unit to building unit queue</text:span></text:p>
      <text:p text:style-name="P1"><text:span text:style-name="T1">-remove unit from building unit queue</text:span></text:p>
      <text:p text:style-name="P1"><text:span text:style-name="T1">-attack unit (tower) </text:span></text:p>
      <text:p text:style-name="P1"><text:soft-page-break/><text:span text:style-name="T1"/></text:p>
      <text:p text:style-name="P1"><text:span text:style-name="T1">-get unit information</text:span></text:p>
      <text:p text:style-name="P1"><text:span text:style-name="T1">-get building information </text:span></text:p>
      <text:p text:style-name="P1"><text:span text:style-name="T1">-get map information </text:span></text:p>
      <text:p text:style-name="P1"><text:span text:style-name="T1"/></text:p>
      <text:p text:style-name="P1"><text:span text:style-name="T1">-get frame </text:span></text:p>
      <text:p text:style-name="P1"><text:span text:style-name="T1"/></text:p>
      <text:p text:style-name="P1">calculate frame</text:p>
      <text:p text:style-name="P1"><text:span text:style-name="T1"/></text:p>
      <text:p text:style-name="P1"><text:span text:style-name="T1">-move unit by (1/10</text:span><text:span text:style-name="T2">th</text:span><text:span text:style-name="T1"> * speed) node in path </text:span></text:p>
      <text:p text:style-name="P1"><text:span text:style-name="T1">-do one attack for each fight </text:span></text:p>
      <text:p text:style-name="P1"><text:span text:style-name="T1">-place unit in building or boat </text:span></text:p>
      <text:p text:style-name="P1"><text:span text:style-name="T1"/></text:p>
      <text:p text:style-name="P1"><text:span text:style-name="T1">-increase building build progress</text:span></text:p>
      <text:p text:style-name="P1"><text:span text:style-name="T1"><text:tab/>-if building progress is equal to 100 then create building </text:span></text:p>
      <text:p text:style-name="P1"><text:span text:style-name="T1">-increase building unit progress</text:span></text:p>
      <text:p text:style-name="P1"><text:span text:style-name="T1"><text:tab/>-if unit progress is equal to 100 then create unit <text:s/></text:span></text:p>
      <text:p text:style-name="P1"><text:span text:style-name="T1">-do one attack for tower </text:span></text:p>
      <text:p text:style-name="P1"><text:span text:style-name="T1"/></text:p>
      <text:p text:style-name="P1"><text:span text:style-name="T1">-update resource collections based on the number of gold mines and farms </text:span></text:p>
      <text:p text:style-name="P1"><text:span text:style-name="T1"/></text:p>
      <text:p text:style-name="P1"><text:span text:style-name="T1">-do AI moves </text:span></text:p>
      <text:p text:style-name="P1"><text:span text:style-name="T1"/></text:p>
      <text:p text:style-name="P1"><text:span text:style-name="T1"/></text:p>
      <text:p text:style-name="P1">Set up</text:p>
      <text:p text:style-name="P1"><text:span text:style-name="T1"/></text:p>
      <text:p text:style-name="P1"><text:span text:style-name="T1">-load maps </text:span></text:p>
      <text:p text:style-name="P1"><text:span text:style-name="T1">-create initial units </text:span></text:p>
      <text:p text:style-name="P1"><text:span text:style-name="T1"><text:tab/>-4 slaves </text:span></text:p>
      <text:p text:style-name="P1"><text:span text:style-name="T1">-create initial buildings</text:span></text:p>
      <text:p text:style-name="P1"><text:span text:style-name="T1"><text:tab/>-royal palace </text:span></text:p>
      <text:p text:style-name="P1"><text:span text:style-name="T1"><text:tab/>-stockpile </text:span></text:p>
      <text:p text:style-name="P1"><text:span text:style-name="T1">-set up players initial resources </text:span></text:p>
      <text:p text:style-name="P1"><text:span text:style-name="T1"><text:tab/>-500 food</text:span></text:p>
      <text:p text:style-name="P1"><text:span text:style-name="T1"><text:tab/>-500 gold </text:span></text:p>
      <text:p text:style-name="P1"><text:span text:style-name="T1">-set up connections </text:span></text:p>
      <text:p text:style-name="P1"><text:span text:style-name="T1">-set up A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6-01T08:21:07.54</meta:creation-date>
    <dc:date>2015-06-01T11:28:10.62</dc:date>
    <dc:creator>Harry Martin</dc:creator>
    <meta:editing-duration>PT3H6M54S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2" meta:paragraph-count="70" meta:word-count="227" meta:character-count="1453"/>
  </office:meta>
</office:document-meta>
</file>